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fo:language="ru" fo:country="RU" officeooo:rsid="001ef770" officeooo:paragraph-rsid="001ef770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rsid="00170103" officeooo:paragraph-rsid="001bbc3b"/>
    </style:style>
    <style:style style:name="P5" style:family="paragraph" style:parent-style-name="Первая_20_строка_20_с_20_отступом_20__28_нумерованный_29_">
      <style:text-properties officeooo:rsid="00199c2d" officeooo:paragraph-rsid="00199c2d"/>
    </style:style>
    <style:style style:name="P6" style:family="paragraph" style:parent-style-name="Первая_20_строка_20_с_20_отступом_20__28_нумерованный_29_">
      <style:text-properties officeooo:rsid="00170103" officeooo:paragraph-rsid="00170103"/>
    </style:style>
    <style:style style:name="P7" style:family="paragraph" style:parent-style-name="Первая_20_строка_20_с_20_отступом_20__28_нумерованный_29_">
      <style:text-properties fo:language="ru" fo:country="RU" officeooo:rsid="00170103" officeooo:paragraph-rsid="00170103"/>
    </style:style>
    <style:style style:name="P8" style:family="paragraph" style:parent-style-name="Heading_20_2">
      <style:text-properties officeooo:rsid="00170567" officeooo:paragraph-rsid="00170567"/>
    </style:style>
    <style:style style:name="P9" style:family="paragraph" style:parent-style-name="Первая_20_строка_20_с_20_отступом_20__28_нумерованный_29_">
      <style:text-properties fo:language="ru" fo:country="RU" officeooo:rsid="001bbc3b" officeooo:paragraph-rsid="001bbc3b"/>
    </style:style>
    <style:style style:name="T1" style:family="text">
      <style:text-properties fo:language="ru" fo:country="RU" officeooo:rsid="001bbc3b"/>
    </style:style>
    <style:style style:name="T2" style:family="text">
      <style:text-properties officeooo:rsid="001bbc3b"/>
    </style:style>
    <style:style style:name="T3" style:family="text">
      <style:text-properties fo:language="ru" fo:country="RU" officeooo:rsid="001ef770"/>
    </style:style>
    <style:style style:name="T4" style:family="text">
      <style:text-properties fo:language="en" fo:country="US"/>
    </style:style>
    <style:style style:name="T5" style:family="text">
      <style:text-properties officeooo:rsid="001ef7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<text:span text:style-name="T1">ая</text:span> работ<text:span text:style-name="T2">а</text:span> № <text:span text:style-name="T3">5</text:span></text:p>
      <text:h text:style-name="P2" text:outline-level="1">Двумерные массивы и функции</text:h>
      <text:h text:style-name="P3" text:outline-level="2">Цель работы</text:h>
      <text:p text:style-name="P4">Цель работы состоит в овладении навыками разработки программ на языке <text:span text:style-name="T4">Python </text:span><text:span text:style-name="T1">для обработки </text:span><text:span text:style-name="T3">двумерных массивов с применением функций</text:span><text:span text:style-name="T1">.</text:span></text:p>
      <text:h text:style-name="Heading_20_2" text:outline-level="2">Постановка задачи</text:h>
      <text:list xml:id="list3937525237" text:style-name="Numbering_20_123">
        <text:list-item>
          <text:p text:style-name="P5">Внимательно прочитать и уяснить условие задачи, которую предстоит решить.</text:p>
        </text:list-item>
        <text:list-item>
          <text:p text:style-name="P6">Изучить учебный материал, посвященный <text:span text:style-name="T2">массивам </text:span><text:span text:style-name="T5">и функциям</text:span><text:span text:style-name="T2"> в</text:span> язык<text:span text:style-name="T2">е</text:span> <text:span text:style-name="T4">Python.</text:span></text:p>
        </text:list-item>
        <text:list-item>
          <text:p text:style-name="P7">Разработать программу на языке <text:span text:style-name="T4">Python </text:span>для решения заданного варианта.</text:p>
        </text:list-item>
        <text:list-item>
          <text:p text:style-name="P7">Отладить программу. При необходимости выполнить решение контрольного примера небольшой размерности с помощью программы и ручной расчет контрольного примера.</text:p>
        </text:list-item>
        <text:list-item>
          <text:p text:style-name="P7">Оформить отчет.</text:p>
        </text:list-item>
      </text:list>
      <text:h text:style-name="P8" text:outline-level="2">Содержание работы</text:h>
      <text:list text:continue-numbering="true" text:style-name="Numbering_20_123">
        <text:list-item text:start-value="1">
          <text:p text:style-name="P9">Понятие <text:span text:style-name="T5">двумерных</text:span> массивов в <text:span text:style-name="T4">Python.</text:span></text:p>
        </text:list-item>
        <text:list-item>
          <text:p text:style-name="P9"><text:span text:style-name="T5">Функции для обработки двумерных массивов</text:span> в <text:span text:style-name="T4">Python.</text:span></text:p>
        </text:list-item>
        <text:list-item>
          <text:p text:style-name="P9"><text:span text:style-name="T5">Операции с элементами двумерных массивов</text:span> в <text:span text:style-name="T4">Pyth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59M</meta:editing-duration>
    <meta:editing-cycles>9</meta:editing-cycles>
    <meta:generator>LibreOffice/25.2.5.2$Windows_X86_64 LibreOffice_project/03d19516eb2e1dd5d4ccd751a0d6f35f35e08022</meta:generator>
    <dc:title>my_default</dc:title>
    <dc:date>2025-09-20T05:32:53.260028900</dc:date>
    <meta:document-statistic meta:table-count="0" meta:image-count="0" meta:object-count="0" meta:page-count="1" meta:paragraph-count="15" meta:word-count="108" meta:character-count="766" meta:non-whitespace-character-count="681"/>
    <meta:template xlink:type="simple" xlink:actuate="onRequest" xlink:title="my_default" xlink:href="../../../AppData/Roaming/LibreOffice/4/user/template/my_default.ott" meta:date="2025-09-06T06:01:25.350303800"/>
  </office:meta>
</office:document-meta>
</file>